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91cm" style:rel-column-width="675*"/>
    </style:style>
    <style:style style:name="Tabella2.B" style:family="table-column">
      <style:table-column-properties style:column-width="1.005cm" style:rel-column-width="570*"/>
    </style:style>
    <style:style style:name="Tabella2.D" style:family="table-column">
      <style:table-column-properties style:column-width="1.588cm" style:rel-column-width="900*"/>
    </style:style>
    <style:style style:name="Tabella2.E" style:family="table-column">
      <style:table-column-properties style:column-width="0.82cm" style:rel-column-width="465*"/>
    </style:style>
    <style:style style:name="Tabella2.F" style:family="table-column">
      <style:table-column-properties style:column-width="0.794cm" style:rel-column-width="450*"/>
    </style:style>
    <style:style style:name="Tabella2.H" style:family="table-column">
      <style:table-column-properties style:column-width="3.094cm" style:rel-column-width="1754*"/>
    </style:style>
    <style:style style:name="Tabella2.I" style:family="table-column">
      <style:table-column-properties style:column-width="2.302cm" style:rel-column-width="1305*"/>
    </style:style>
    <style:style style:name="Tabella2.J" style:family="table-column">
      <style:table-column-properties style:column-width="2.408cm" style:rel-column-width="1365*"/>
    </style:style>
    <style:style style:name="Tabella2.K" style:family="table-column">
      <style:table-column-properties style:column-width="1.296cm" style:rel-column-width="735*"/>
    </style:style>
    <style:style style:name="Tabella2.L" style:family="table-column">
      <style:table-column-properties style:column-width="3.096cm" style:rel-column-width="1755*"/>
    </style:style>
    <style:style style:name="Tabella2.M" style:family="table-column">
      <style:table-column-properties style:column-width="2.697cm" style:rel-column-width="1529*"/>
    </style:style>
    <style:style style:name="Tabella2.N" style:family="table-column">
      <style:table-column-properties style:column-width="1.799cm" style:rel-column-width="1020*"/>
    </style:style>
    <style:style style:name="Tabella2.O" style:family="table-column">
      <style:table-column-properties style:column-width="2.106cm" style:rel-column-width="1194*"/>
    </style:style>
    <style:style style:name="Tabella2.P" style:family="table-column">
      <style:table-column-properties style:column-width="2.11cm" style:rel-column-width="1196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2.098cm" table:align="margins"/>
    </style:style>
    <style:style style:name="Tabella1.A" style:family="table-column">
      <style:table-column-properties style:column-width="1.191cm" style:rel-column-width="675*"/>
    </style:style>
    <style:style style:name="Tabella1.B" style:family="table-column">
      <style:table-column-properties style:column-width="3.122cm" style:rel-column-width="1770*"/>
    </style:style>
    <style:style style:name="Tabella1.C" style:family="table-column">
      <style:table-column-properties style:column-width="2.275cm" style:rel-column-width="1290*"/>
    </style:style>
    <style:style style:name="Tabella1.D" style:family="table-column">
      <style:table-column-properties style:column-width="2.408cm" style:rel-column-width="1365*"/>
    </style:style>
    <style:style style:name="Tabella1.E" style:family="table-column">
      <style:table-column-properties style:column-width="13.102cm" style:rel-column-width="742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3.102cm" table:align="margins" style:shadow="none"/>
    </style:style>
    <style:style style:name="Tabella3.A" style:family="table-column">
      <style:table-column-properties style:column-width="1.295cm" style:rel-column-width="734*"/>
    </style:style>
    <style:style style:name="Tabella3.B" style:family="table-column">
      <style:table-column-properties style:column-width="3.096cm" style:rel-column-width="1755*"/>
    </style:style>
    <style:style style:name="Tabella3.C" style:family="table-column">
      <style:table-column-properties style:column-width="2.699cm" style:rel-column-width="1530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2.106cm" style:rel-column-width="1194*"/>
    </style:style>
    <style:style style:name="Tabella3.F" style:family="table-column">
      <style:table-column-properties style:column-width="2.108cm" style:rel-column-width="1195*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ab6d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e83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column table:style-name="Tabella2.F"/>
        <table:table-column table:style-name="Tabella2.A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28">Padre</text:p>
            </table:table-cell>
            <table:table-cell table:style-name="Tabella2.A1" table:number-rows-spanned="2" office:value-type="string">
              <text:p text:style-name="P28">OC</text:p>
            </table:table-cell>
            <table:table-cell table:style-name="Tabella2.A1" table:number-rows-spanned="2" office:value-type="string">
              <text:p text:style-name="P28">Mag.</text:p>
            </table:table-cell>
            <table:table-cell table:style-name="Tabella2.A1" table:number-rows-spanned="2" office:value-type="string">
              <text:p text:style-name="P28">Da fare</text:p>
            </table:table-cell>
            <table:table-cell table:style-name="Tabella2.A1" table:number-rows-spanned="2" office:value-type="string">
              <text:p text:style-name="P28">Neg</text:p>
            </table:table-cell>
            <table:table-cell table:style-name="Tabella2.A1" table:number-rows-spanned="2" office:value-type="string">
              <text:p text:style-name="P29">DB</text:p>
            </table:table-cell>
            <table:table-cell table:style-name="Tabella2.G1" table:number-columns-spanned="4" office:value-type="string">
              <text:p text:style-name="P29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30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31">#</text:p>
            </table:table-cell>
            <table:table-cell table:style-name="Tabella2.G2" office:value-type="string">
              <text:p text:style-name="P32">Codice</text:p>
            </table:table-cell>
            <table:table-cell table:style-name="Tabella2.G2" office:value-type="string">
              <text:p text:style-name="P33">Fabb. <text:span text:style-name="T4">SL</text:span>.*</text:p>
            </table:table-cell>
            <table:table-cell table:style-name="Tabella2.G2" office:value-type="string">
              <text:p text:style-name="P34">Magazzino</text:p>
            </table:table-cell>
            <table:table-cell table:style-name="Tabella2.K2" office:value-type="string">
              <text:p text:style-name="P31">#</text:p>
            </table:table-cell>
            <table:table-cell table:style-name="Tabella2.K2" office:value-type="string">
              <text:p text:style-name="P35">Tubo</text:p>
            </table:table-cell>
            <table:table-cell table:style-name="Tabella2.K2" office:value-type="string">
              <text:p text:style-name="P37">Fabb. <text:span text:style-name="T4">Comp.*</text:span></text:p>
            </table:table-cell>
            <table:table-cell table:style-name="Tabella2.K2" office:value-type="string">
              <text:p text:style-name="P36">Mag.</text:p>
            </table:table-cell>
            <table:table-cell table:style-name="Tabella2.K2" office:value-type="string">
              <text:p text:style-name="P36">OF</text:p>
            </table:table-cell>
            <table:table-cell table:style-name="Tabella2.P2" office:value-type="string">
              <text:p text:style-name="P38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1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parent&gt;</text:placeholder></text:p>
          </table:table-cell>
          <table:table-cell table:style-name="Tabella2.B4" office:value-type="string">
            <text:p text:style-name="P24"><text:placeholder text:placeholder-type="text">&lt;record[2]&gt;</text:placeholder></text:p>
          </table:table-cell>
          <table:table-cell table:style-name="Tabella2.C4" office:value-type="string">
            <text:p text:style-name="P25"><text:placeholder text:placeholder-type="text">&lt;record[1]&gt;</text:placeholder></text:p>
          </table:table-cell>
          <table:table-cell table:style-name="Tabella2.D4" office:value-type="string">
            <text:p text:style-name="P25"><text:placeholder text:placeholder-type="text">&lt;record[2] - record[1]&gt;</text:placeholder></text:p>
          </table:table-cell>
          <table:table-cell table:style-name="Tabella2.E4" office:value-type="string">
            <text:p text:style-name="P15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F4" office:value-type="string">
            <text:p text:style-name="P15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G4" table:number-columns-spanned="10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12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20"/>
                </table:table-cell>
              </table:table-row>
              <table:table-row>
                <table:table-cell table:style-name="Tabella1.A2" office:value-type="string">
                  <text:p text:style-name="P26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10"><text:placeholder text:placeholder-type="text">&lt;halfwork.default_code&gt;</text:placeholder></text:p>
                </table:table-cell>
                <table:table-cell table:style-name="Tabella1.C2" office:value-type="string">
                  <text:p text:style-name="P5"><text:placeholder text:placeholder-type="text">&lt;get_hw(halfwork)[0] &gt;</text:placeholder></text:p>
                </table:table-cell>
                <table:table-cell table:style-name="Tabella1.A2" office:value-type="string">
                  <text:p text:style-name="P8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column table:style-name="Tabella3.E"/>
                    <table:table-column table:style-name="Tabella3.F"/>
                    <table:table-row>
                      <table:table-cell table:style-name="Tabella3.A1" table:number-columns-spanned="6" office:value-type="string">
                        <text:p text:style-name="P21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27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10"><text:placeholder text:placeholder-type="text">&lt;cmpt.product_id.default_code&gt;</text:placeholder></text:p>
                      </table:table-cell>
                      <table:table-cell table:style-name="Tabella3.C2" office:value-type="string">
                        <text:p text:style-name="P6"><text:placeholder text:placeholder-type="text">&lt;get_hw(halfwork)[0]  * cmpt.product_qty&gt;</text:placeholder></text:p>
                      </table:table-cell>
                      <table:table-cell table:style-name="Tabella3.A2" office:value-type="string">
                        <text:p text:style-name="P7"><text:placeholder text:placeholder-type="text">&lt;cmpt.product_id.mx_net_qty&gt;</text:placeholder></text:p>
                      </table:table-cell>
                      <table:table-cell table:style-name="Tabella3.A2" office:value-type="string">
                        <text:p text:style-name="P7"><text:placeholder text:placeholder-type="text">&lt;cmpt.product_id.mx_of_in&gt;</text:placeholder></text:p>
                      </table:table-cell>
                      <table:table-cell table:style-name="Tabella3.F2" office:value-type="string">
                        <text:p text:style-name="P9"><text:placeholder text:placeholder-type="text">&lt;(get_hw(halfwork)[0]  * cmpt.product_qty) - cmpt.product_id.mx_net_qty - cmpt.product_id.mx_of_in&gt;</text:placeholder></text:p>
                      </table:table-cell>
                    </table:table-row>
                    <table:table-row>
                      <table:table-cell table:style-name="Tabella3.A3" table:number-columns-spanned="6" office:value-type="string">
                        <text:p text:style-name="P13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ella1.A2" table:number-columns-spanned="4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20"/>
                </table:table-cell>
              </table:table-row>
            </table:table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6" office:value-type="string">
            <text:p text:style-name="P1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8:24:22.781246737</dc:date>
    <dc:creator>thebrush </dc:creator>
    <meta:editing-duration>PT18H43M11S</meta:editing-duration>
    <meta:editing-cycles>161</meta:editing-cycles>
    <meta:document-statistic meta:table-count="3" meta:image-count="4" meta:object-count="0" meta:page-count="1" meta:paragraph-count="45" meta:word-count="122" meta:character-count="1107" meta:non-whitespace-character-count="982"/>
  </office:meta>
</office:document-meta>
</file>